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6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9">00/00/0000</text:date>, <text:time style:data-style-name="N2" text:time-value="15:11:41.1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29T15:15:39.918000000</dc:date>
    <meta:editing-duration>PT17H14M14S</meta:editing-duration>
    <meta:editing-cycles>248</meta:editing-cycles>
    <meta:generator>LibreOffice/7.2.5.2$Windows_X86_64 LibreOffice_project/499f9727c189e6ef3471021d6132d4c694f357e5</meta:generator>
    <meta:document-statistic meta:table-count="1" meta:cell-count="6327" meta:object-count="0"/>
  </office:meta>
</office:document-meta>
</file>